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53"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4"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5"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56" style:family="paragraph" style:parent-style-name="Standard">
      <style:paragraph-properties fo:text-align="start" style:justify-single-word="false"/>
      <style:text-properties style:font-name="Noto Sans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57" style:family="paragraph" style:parent-style-name="Standard">
      <style:paragraph-properties fo:text-align="end"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8" style:family="paragraph" style:parent-style-name="Standard">
      <style:paragraph-properties fo:text-align="start"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0" style:family="paragraph" style:parent-style-name="Standard">
      <style:paragraph-properties fo:text-align="start"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1"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64"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6"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7"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8"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9"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70"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style:font-name="Noto Sans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72" style:family="paragraph" style:parent-style-name="Standard">
      <style:paragraph-properties fo:text-align="end"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74"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6"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8"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9"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80"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81"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89"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1"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8"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center"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Noto Sans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4" style:family="paragraph" style:parent-style-name="Standard">
      <style:paragraph-properties fo:text-align="center" style:justify-single-word="false" fo:break-before="pag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5"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06"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07"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08"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09"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0"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1"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2"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3"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14"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15"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16"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17"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18"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19"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22"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23"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25"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27" style:family="paragraph" style:parent-style-name="Standard">
      <style:text-properties officeooo:paragraph-rsid="0013202e"/>
    </style:style>
    <style:style style:name="P128" style:family="paragraph" style:parent-style-name="Standard">
      <style:text-properties officeooo:paragraph-rsid="010cb7c2"/>
    </style:style>
    <style:style style:name="P12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3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3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3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3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3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3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3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3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40" style:family="paragraph" style:parent-style-name="Standard">
      <style:paragraph-properties fo:text-align="start" style:justify-single-word="false"/>
      <style:text-properties officeooo:rsid="013dec50" officeooo:paragraph-rsid="013dec50"/>
    </style:style>
    <style:style style:name="P141" style:family="paragraph" style:parent-style-name="Standard">
      <style:paragraph-properties fo:text-align="start" style:justify-single-word="false"/>
      <style:text-properties officeooo:rsid="013dec50" officeooo:paragraph-rsid="013ef02f"/>
    </style:style>
    <style:style style:name="P1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2"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6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6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6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0"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Noto Sans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Noto Sans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Noto Sans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Noto Sans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Noto Sans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Noto Sans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12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12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12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12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12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12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 text:c="3"/>We walked to the water, saw Neighbor Scott, confirmed Ether Jam for Saturday night, put our feet in the creek, walked down to the other end and back again.</text:p>
      <text:p text:style-name="P19"><text:s text:c="3"/>“Whatchu gonna do now?” I said.</text:p>
      <text:p text:style-name="P129"><text:soft-page-break/><text:span text:style-name="T40"><text:s text:c="3"/>Cait said, “We </text:span><text:span text:style-name="T36">could</text:span><text:span text:style-name="T40"> go get an </text:span><text:span text:style-name="T36">iced</text:span><text:span text:style-name="T40"> coffee.”</text:span></text:p>
      <text:p text:style-name="P129"><text:span text:style-name="T40"><text:s text:c="3"/>“</text:span><text:span text:style-name="T41">Oh, you ain’t gwan tell me what to drink, nah.”</text:span></text:p>
      <text:p text:style-name="P12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13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3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131"><text:span text:style-name="T46">I </text:span><text:span text:style-name="T39">ended up transcribing 22 entries but also spent lots of time in bed looking at my phone and then wrote in my journal at 9:38. . .</text:span><text:span text:style-name="T47">Hannah sent me a ‘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text:soft-page-break/>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ext:soft-page-break/>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132"><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42"/>
      <text:p text:style-name="P142">. . .</text:p>
      <text:p text:style-name="P143"/>
      <text:p text:style-name="P13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text:span><text:soft-page-break/><text:span text:style-name="T12">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44"/>
      <text:p text:style-name="P144"/>
      <text:p text:style-name="P146">/ / /</text:p>
      <text:p text:style-name="P147">. . .</text:p>
      <text:p text:style-name="P145"/>
      <text:p text:style-name="P13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45"/>
      <text:p text:style-name="P135"><text:span text:style-name="T27">T</text:span><text:span text:style-name="T25">hurs</text:span><text:span text:style-name="T8">, </text:span><text:span text:style-name="T5">Funkatorium</text:span><text:span text:style-name="T8">:</text:span></text:p>
      <text:p text:style-name="P137"><text:span text:style-name="T17"><text:s text:c="3"/>6:00 </text:span><text:span text:style-name="T25">Tina </text:span><text:span text:style-name="T26">&amp;</text:span><text:span text:style-name="T25"> her Pony</text:span></text:p>
      <text:p text:style-name="P148"/>
      <text:p text:style-name="P135"><text:span text:style-name="T25">Fri</text:span><text:span text:style-name="T8">, </text:span><text:span text:style-name="T7">Funkatorium</text:span><text:span text:style-name="T17">:</text:span></text:p>
      <text:p text:style-name="P137"><text:span text:style-name="T8"><text:s text:c="3"/>6:30 </text:span><text:span text:style-name="T25">Hannah Kaminer </text:span><text:span text:style-name="T26">&amp; The Wistfuls</text:span></text:p>
      <text:p text:style-name="P148"/>
      <text:p text:style-name="P135"><text:span text:style-name="T25">Sat</text:span><text:span text:style-name="T8">, </text:span><text:span text:style-name="T7">New Belgium</text:span><text:span text:style-name="T17">:</text:span></text:p>
      <text:p text:style-name="P137"><text:span text:style-name="T8"><text:s text:c="3"/>2:00 </text:span><text:span text:style-name="T25">Dulci</text:span></text:p>
      <text:p text:style-name="P135"><text:span text:style-name="T8"><text:s text:c="3"/>5:00 </text:span><text:span text:style-name="T25">Scott McMicken </text:span><text:span text:style-name="T26">&amp;</text:span><text:span text:style-name="T25"> the EVER-EXPANDING</text:span></text:p>
      <text:p text:style-name="P148"/>
      <text:p text:style-name="P135"><text:span text:style-name="T7">Asheville Music Hall</text:span><text:span text:style-name="T17">:</text:span></text:p>
      <text:p text:style-name="P135"><text:span text:style-name="T8"><text:s text:c="3"/>9:30 </text:span><text:span text:style-name="T25">The Secret B-Sides</text:span></text:p>
      <text:p text:style-name="P149"/>
      <text:p text:style-name="P137"><text:span text:style-name="T25">Sun</text:span><text:span text:style-name="T8">, </text:span><text:span text:style-name="T7">Sovereign Kava</text:span><text:span text:style-name="T17">:</text:span></text:p>
      <text:p text:style-name="P137"><text:span text:style-name="T8"><text:s text:c="3"/></text:span><text:span text:style-name="T17">3:30 </text:span><text:span text:style-name="T26">The Moon &amp; You</text:span></text:p>
      <text:p text:style-name="P166"/>
      <text:p text:style-name="P13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50"/>
      <text:p text:style-name="P151">. . .</text:p>
      <text:p text:style-name="P150"/>
      <text:p text:style-name="P139"><text:soft-page-break/><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3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3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3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52"/>
      <text:p text:style-name="P153">. . .</text:p>
      <text:p text:style-name="P154"/>
      <text:p text:style-name="P14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text:span><text:soft-page-break/><text:span text:style-name="T1">and she had said, “Ok! Come to the front?” I started walking around and she startled me from the darkness on the side of the house.</text:span></text:p>
      <text:p text:style-name="P155"><text:s text:c="3"/>We drove past what she informed me was the Pingles (I thought it was the Lingles,) and went to the Smingles (which I thought was the Pingles.) When we walked through the automatic doors, she said, “Is it very bright in here?”</text:p>
      <text:p text:style-name="P15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56"><text:s text:c="3"/>She said, “9:15?”</text:p>
      <text:p text:style-name="P156"><text:s text:c="3"/>“You came up with it.”</text:p>
      <text:p text:style-name="P156"><text:s text:c="3"/>“I am a computer… not with a blue screen, but…”</text:p>
      <text:p text:style-name="P156"><text:s text:c="3"/>“Making a puttering sound?”</text:p>
      <text:p text:style-name="P156"><text:s text:c="3"/>“A dialup noise.”</text:p>
      <text:p text:style-name="P14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67">VII.XII</text:p>
      <text:p text:style-name="P157"/>
      <text:p text:style-name="P15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5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57"><text:s text:c="3"/>I said I was surprised to be enjoying LibreOffice Writer so much, since it was just some app that came with Linux Mint and she said, <text:soft-page-break/>"Oh, I love Writer! I was using it in 2004 when it was part of OpenOffice!"</text:p>
      <text:p text:style-name="P157"><text:s text:c="3"/>I thought back to 2004, my college days, and said, "Hey, I was using OpenOffice <text:span text:style-name="T53">too</text:span>... on Windows!"</text:p>
      <text:p text:style-name="P157"><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158"/>
      <text:p text:style-name="P158">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158"><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159"><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159"><text:s text:c="3"/>I have no reason to believe that is true, and life would be fine if it was, but I will chalk that up to my mind occasionally preparing my nervous system for disappointment, <text:span text:style-name="T53">microdosing the worst</text:span>, if you <text:soft-page-break/>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was standing on the corner, talking on the phone. "I can't hear you very well," she said to who I correctly presumed was her mom. "Let me call you when I get my car back."</text:span></text:p>
      <text:p text:style-name="P159"><text:s text:c="3"/>We drove down Brevard Rd. to the Nissan dealership. She thanked me for the ride and told me to let her know when she could return the favor. "Don't wait until the end to get all your maintenance done," she said.</text:p>
      <text:p text:style-name="P159"><text:s text:c="3"/>I said, "Well, I hope it's not the end! Let me know if you need any help before the show."</text:p>
      <text:p text:style-name="P159"><text:s text:c="3"/>"I'll see you there," she said, probably because I had already announced my excited plans to walk. "And I'll find out if there's a guest list and put you on there."</text:p>
      <text:p text:style-name="P15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59"/>
      <text:p text:style-name="P15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59"/>
      <text:p text:style-name="P159"/>
      <text:p text:style-name="P159"/>
      <text:p text:style-name="P160">/ / /</text:p>
      <text:p text:style-name="P161">. . .</text:p>
      <text:p text:style-name="P159"/>
      <text:p text:style-name="P159">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159"><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159"><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159"><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159"><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59"/>
      <text:p text:style-name="P160">. . .</text:p>
      <text:p text:style-name="P159"/>
      <text:p text:style-name="P159">I went to finish my cold brew in the park and ran into JB, watched him win a game of chess and then lost a game to him. I said I needed more caffeine, went back to the club, ordered a cortado <text:soft-page-break/>from Macy and drank it on the sidewalk while listening to drunk Sierra complain about her <text:span text:style-name="T83">day and </text:span>life.</text:p>
      <text:p text:style-name="P159"><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159"><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15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59"/>
      <text:p text:style-name="P160">. . .</text:p>
      <text:p text:style-name="P160"/>
      <text:p text:style-name="P162">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162"><text:s text:c="3"/>We loitered and socialized, packed up, walked Jane to her car. Hannah said, “You riding with me?” and I said sure. We were clearly tired. She took Patton Avenue and I said I could just walk home from her house. She said, “Oh, I’m going the wrong way!”</text:p>
      <text:p text:style-name="P162"><text:s text:c="3"/>I helped her load in her guitar and when she complained about me helping too much, I said it was good for her. She said something along the lines of, “Are you trying to reform me in my old years?”</text:p>
      <text:p text:style-name="P162"><text:s text:c="3"/>I said, “I’m trying to change you!”</text:p>
      <text:p text:style-name="P162"><text:soft-page-break/><text:s text:c="3"/>We hugged a couple times and I left her house with a heavy heart. I walked up to the Country Club and had an Athletic with Drew, Lyric and Chad, then walked home, sat at my desktop in the dark and wrote in my journal.</text:p>
      <text:p text:style-name="P162"/>
      <text:p text:style-name="P163">. . .</text:p>
      <text:p text:style-name="P164"/>
      <text:p text:style-name="P164">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164"/>
      <text:p text:style-name="P168">VII.XIII</text:p>
      <text:p text:style-name="P165"/>
      <text:p text:style-name="P169"><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165"/>
      <text:p text:style-name="P169"><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169"><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31"><text:s text:c="3"/>Then again, perhaps that is too much strategizing. I also want to tell her I love her, but I know she already knows that. So, my plan is to wallow today, drinking all my hop waters. I’m excited the correct <text:soft-page-break/>size of that journal cover should be coming. I will also go to the Ether Jam unless I can somehow flake. . .<text:span text:style-name="T110">I took a poop, laid in bed and immediately texted Hannah, “You sounded 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80"/>
      <text:p text:style-name="P81">I still plan on being lazy today and am even more excited about it.</text:p>
      <text:p text:style-name="P81"/>
      <text:p text:style-name="P82">/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text:span><text:soft-page-break/><text:span text:style-name="T56">appreciated the design for her Bruce &amp; Neville Records T-shirt and wrote in my journal until 11:21.</text:span></text:p>
      <text:p text:style-name="P85"/>
      <text:p text:style-name="P74">VII.XIV</text:p>
      <text:p text:style-name="P86"/>
      <text:p text:style-name="P86">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87"/>
      <text:p text:style-name="P36"><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37"><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37"><text:span text:style-name="T69"><text:s text:c="3"/>I wrote in my journal at 11:45. . .</text:span><text:span text:style-name="T70">I transcribed one of the most traumatizing times of my life, laid in bed, scrolled on my phone, ate a few grapes and wrote in my journal at 12:30.</text:span></text:p>
      <text:p text:style-name="P88"/>
      <text:p text:style-name="P89">. . .</text:p>
      <text:p text:style-name="P89"><text:soft-page-break/></text:p>
      <text:p text:style-name="P38"><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0"/>
      <text:p text:style-name="P91">/ / /</text:p>
      <text:p text:style-name="P38"><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38"><text:span text:style-name="T65"><text:s text:c="3"/></text:span><text:span text:style-name="T71">Hannah said, “Cute little toe beans!”</text:span></text:p>
      <text:p text:style-name="P92"/>
      <text:p text:style-name="P93">. . .</text:p>
      <text:p text:style-name="P93"/>
      <text:p text:style-name="P39"><text:span text:style-name="T71">I </text:span><text:span text:style-name="T65">got blazed and was typing up a storm when Hannah texted me, “Just went to guitar Center and guess who I met!”</text:span></text:p>
      <text:p text:style-name="P94"><text:s text:c="3"/>I said, “Charming Wyndham!”</text:p>
      <text:p text:style-name="P94"><text:s text:c="3"/>“Sort of charming,” she said. “Did I miss something? I mean, he was nice and everything!”</text:p>
      <text:p text:style-name="P39"><text:span text:style-name="T65"><text:s text:c="3"/></text:span><text:span text:style-name="T72">I started to realize I was high and didn’t want to come across as mean. I said, “</text:span><text:span text:style-name="T65">Haha I'm just trying to be cute. What'd you get from GC?”</text:span></text:p>
      <text:p text:style-name="P94"/>
      <text:p text:style-name="P40"><text:span text:style-name="T65">“</text:span><text:span text:style-name="T55">Some cables that have a lifetime </text:span></text:p>
      <text:p text:style-name="P61">guarantee. We shall see if this </text:p>
      <text:p text:style-name="P61"><text:soft-page-break/>helps with my guitar being crackly.</text:p>
      <text:p text:style-name="P61"/>
      <text:p text:style-name="P61">I think it might also be that my </text:p>
      <text:p text:style-name="P61">guitar needs some attention</text:p>
      <text:p text:style-name="P61"/>
      <text:p text:style-name="P64">A wise friend once told me not to save all the routine maintenance for the end</text:p>
      <text:p text:style-name="P64"/>
      <text:p text:style-name="P51"><text:span text:style-name="T84">I'm glad y'all figured out that you knew each other and be</text:span><text:span text:style-name="T86">t</text:span><text:span text:style-name="T84"> that was fun</text:span></text:p>
      <text:p text:style-name="P62"/>
      <text:p text:style-name="P61">It was definitely better than </text:p>
      <text:p text:style-name="P61">being hassled by the guitar </text:p>
      <text:p text:style-name="P61">Center people. A friendly </text:p>
      <text:p text:style-name="P61">face is nice.</text:p>
      <text:p text:style-name="P65">Oh and I was just reading about the day I met him in my journal</text:p>
      <text:p text:style-name="P63">Did something happen </text:p>
      <text:p text:style-name="P63">when you met him?</text:p>
      <text:p text:style-name="P64">All I wrote was, "I had the best time playing on the bus w/ Wyndham."</text:p>
      <text:p text:style-name="P62">Awwww!!!</text:p>
      <text:p text:style-name="P62">A meet cute!</text:p>
      <text:p text:style-name="P66">see i tell ya he's a charmer</text:p>
      <text:p text:style-name="P62"/>
      <text:p text:style-name="P62">I still don't know why but that's cool!</text:p>
      <text:p text:style-name="P62"/>
      <text:p text:style-name="P64">Oh I just like him. He's fun to play music with especially. Whatcha gonna do now?”</text:p>
      <text:p text:style-name="P64"/>
      <text:p text:style-name="P73"><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text:span><text:soft-page-break/><text:span text:style-name="T89">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95"/>
      <text:p text:style-name="P73"><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31"><text:span text:style-name="T90"><text:s text:c="3"/>She reacted to my post </text:span><text:span text:style-name="T91">and texted a half-hour later saying, “</text:span><text:span text:style-name="T90">Haha, sounds nice anyhow!”</text:span></text:p>
      <text:p text:style-name="P31"><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05"/>
      <text:p text:style-name="P41">VII.XV</text:p>
      <text:p text:style-name="P106"/>
      <text:p text:style-name="P106">I slept in the far corner of my bed again and had had a Stephen King movie dream about an Ingles that was stealing things (including my car and drums) and running a secret manufacturing industry with the goods.</text:p>
      <text:p text:style-name="P10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07">/ / /</text:p>
      <text:p text:style-name="P108">. . .</text:p>
      <text:p text:style-name="P109"/>
      <text:p text:style-name="P110">I printed three pages of journals, put on my shoes &amp; hat, grabbed my bag, which already had my cup, then put my phone, wallet and journal inside. There was a pen in there already, too.</text:p>
      <text:p text:style-name="P110"><text:s text:c="3"/>I walked up to Kota Kai, ordered a drip Sumatra and read three days’ worth of entries, then started to write until 12:46. Gary Reckard sent me a DM saying, “hey, how ‘into’ a canoe/camping trip would you ‘be’?”</text:p>
      <text:p text:style-name="P43"><text:span text:style-name="T84">“</text:span><text:span text:style-name="T55">Pretty into I think!</text:span></text:p>
      <text:p text:style-name="P67">was thinking of trying to do </text:p>
      <text:p text:style-name="P67">soemthing like that, like Aug </text:p>
      <text:p text:style-name="P67">17-19, maybe Fontana, canoe </text:p>
      <text:p text:style-name="P67">out to an island camping spot</text:p>
      <text:p text:style-name="P67"/>
      <text:p text:style-name="P68">I happen to currently </text:p>
      <text:p text:style-name="P43"><text:span text:style-name="T55">have those days free!</text:span><text:span text:style-name="T84">”</text:span></text:p>
      <text:p text:style-name="P111"/>
      <text:p text:style-name="P42"><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10"><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10"><text:s text:c="3"/>I asked what she was working on and she said she was trying to get started on LaZoom, Terra Nova stuff. She had been sitting with <text:soft-page-break/>a friend but had to move. She was wearing her silky black jumper, earings and makeup. She asked what I was working on, and I said walking to Aldi.</text:p>
      <text:p text:style-name="P110"><text:s text:c="3"/>She pointed at my coffee cup and I said I had been catching up on journal entries at Kota Kai, then told her about how I had just finished transcribing 2022. she was impressed and said, “Was that a hard year?”</text:p>
      <text:p text:style-name="P110"><text:s text:c="3"/>I didn’t want to bother her, so I said I was going to continue on, but warned her I might get a coffee on my way back. I sat in front of the library and wrote in my journal until 1:21.</text:p>
      <text:p text:style-name="P110"/>
      <text:p text:style-name="P112">. . .</text:p>
      <text:p text:style-name="P110"/>
      <text:p text:style-name="P113">I stopped in the shade at Izzy’s, checked my phone and saw that Melissa was good with an earlier Pony practice, so I updated my calendar and kept walking.</text:p>
      <text:p text:style-name="P44"><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13"><text:s text:c="3"/>I walked to Aldi, bought grapes, bananas and two cans of peas for $5.77, then walked slowly back toward Odd’s. Hannah &amp; Sandra were still at their table by the window, so I went inside to find them gesturing at me, saying, “Like this guy.”</text:p>
      <text:p text:style-name="P113"><text:s text:c="3"/>Sandra said, “I would never!”</text:p>
      <text:p text:style-name="P113"><text:s text:c="3"/>“What about me?”</text:p>
      <text:p text:style-name="P44"><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14"/>
      <text:p text:style-name="P115">We talked about Huskies, hair dye, managing Hannah’s life, the possible canoe trip with Gary, booking at Terra Nova, her not going to The Big Secret, upcoming gigs, her plans to do yoga later, Sandra’s crush on a librarian and how embarrasing it is to be <text:soft-page-break/>crushing at 40; Hannah said it was enviable. . .I stood up and took my card out of my bag.</text:p>
      <text:p text:style-name="P45"><text:span text:style-name="T84"><text:s text:c="3"/>Hannah said </text:span><text:span text:style-name="T94">cutely</text:span><text:span text:style-name="T84">, “Whatcha doin’?”</text:span></text:p>
      <text:p text:style-name="P115"><text:s text:c="3"/>“Getting a little more espresso!”</text:p>
      <text:p text:style-name="P115"><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15"/>
      <text:p text:style-name="P117"/>
      <text:p text:style-name="P117">/ / /</text:p>
      <text:p text:style-name="P116"/>
      <text:p text:style-name="P117">. . .</text:p>
      <text:p text:style-name="P115"/>
      <text:p text:style-name="P118">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18"><text:s text:c="3"/>I texted Hannah, warning her of the incoming text and my lack of availability. She said, “I can't! Too much”</text:p>
      <text:p text:style-name="P11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18"><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18"/>
      <text:p text:style-name="P46"/>
      <text:p text:style-name="P46"/>
      <text:p text:style-name="P46"/>
      <text:p text:style-name="P46"/>
      <text:p text:style-name="P46"/>
      <text:p text:style-name="P47">V.XVI</text:p>
      <text:p text:style-name="P119"/>
      <text:p text:style-name="P119">I woke at nine to the sound of the garbage truck, played Wordle (DECOY in four,) scrolled on my phone, took a swig of Coke from the fridge and wrote in my journal at 9:43.</text:p>
      <text:p text:style-name="P119"/>
      <text:p text:style-name="P12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48"><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21"/>
      <text:p text:style-name="P49"><text:span text:style-name="T97">H</text:span><text:span text:style-name="T84">ere’s me trying to make sense of things since Hannah got home from tour:</text:span></text:p>
      <text:p text:style-name="P122"><text:s text:c="3"/>Tuesday, we talked about going for a walk. It turned into eating pizza at the LaZoom photo shoot, going on the fake tour, taking a walk, going to Harris Teeter, dropping me off at my house so I could return her book.</text:p>
      <text:p text:style-name="P122"><text:s text:c="3"/>We sent lots of reels on Wednesday and went on separate hikes.</text:p>
      <text:p text:style-name="P122"><text:s text:c="3"/>Thursday, I met her for lunch downtown. I also took her to the Smingles before they closed.</text:p>
      <text:p text:style-name="P122"><text:s text:c="3"/>Friday, I took her to get her car. I met her at her show that night and she gave me a ride to the west side.</text:p>
      <text:p text:style-name="P49"><text:span text:style-name="T84"><text:s text:c="3"/>Saturday, </text:span><text:span text:style-name="T98">we texted a little at night.</text:span></text:p>
      <text:p text:style-name="P123"><text:s text:c="3"/>Sunday was the Charming Wyndham remark.</text:p>
      <text:p text:style-name="P123"><text:s text:c="3"/>Monday, I ran into her at Odd’s.</text:p>
      <text:p text:style-name="P49"><text:soft-page-break/><text:span text:style-name="T98"><text:s text:c="3"/>It is now Tuesday, and I have felt the need to not reach out. </text:span><text:span text:style-name="T99">I think she’s just stressed/depressed. </text:span><text:span text:style-name="T101">I bet she’s also working.</text:span></text:p>
      <text:p text:style-name="P124"/>
      <text:p text:style-name="P125">. . .</text:p>
      <text:p text:style-name="P125"/>
      <text:p text:style-name="P50"><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26"/>
      <text:p text:style-name="P12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96"><text:soft-page-break/><text:s text:c="3"/>Has she been hanging out with someone else? Time may or may not tell, but it seems it will be okay if we check on each other every day.</text:p>
      <text:p text:style-name="P96"/>
      <text:p text:style-name="P96"/>
      <text:p text:style-name="P96"/>
      <text:p text:style-name="P96"/>
      <text:p text:style-name="P98">/ / /</text:p>
      <text:p text:style-name="P9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9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9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9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96"><text:s text:c="3"/>I was enjoying it, least.</text:p>
      <text:p text:style-name="P96"/>
      <text:p text:style-name="P9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96"><text:s text:c="3"/>Or is it more because one of the people who lives here is my favorite musician who so prominently shaped my 20s, and the <text:soft-page-break/>things I find cool are shaped by HIS personality and taste, thus getting closer to achieving my aesthetic/comfort ambitions than I could even if I had the means?</text:p>
      <text:p text:style-name="P96"><text:s text:c="3"/>Either way, I feel very relaxed here.</text:p>
      <text:p text:style-name="P96"/>
      <text:p text:style-name="P9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96"><text:s text:c="3"/>Maybe this is raising the bar, as I just leaned anxious attachers are said to do; though we continue to grow close, I can't help but feel the opposite because my demands are increasing without me being able to see that?</text:p>
      <text:p text:style-name="P96"><text:s text:c="3"/>Yes, perhaps back when she said she was going to give me space, it was easier for me to do, but now that I think we've achieved more closeness, my baseline comparison for what I need is invisibly skewed.</text:p>
      <text:p text:style-name="P9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96"/>
      <text:p text:style-name="P98">. . .</text:p>
      <text:p text:style-name="P96"/>
      <text:p text:style-name="P96">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96"><text:soft-page-break/><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9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96"><text:s text:c="3"/>I let Myrtle out, fed her, let her out again and wrote in my journal until 5:52.</text:p>
      <text:p text:style-name="P96"/>
      <text:p text:style-name="P76">VII.XVII</text:p>
      <text:p text:style-name="P96"/>
      <text:p text:style-name="P96">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96"/>
      <text:p text:style-name="P9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96"><text:soft-page-break/></text:p>
      <text:p text:style-name="P98">. . .</text:p>
      <text:p text:style-name="P96"/>
      <text:p text:style-name="P9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9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96"><text:s text:c="3"/>She started by asking what I had meant at Odd's the other day when she had said she was looking for someone to manage her life and I had said I'd applied for the position.</text:p>
      <text:p text:style-name="P9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9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96"><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as seen, safe <text:soft-page-break/>and happy as she did, and that I would communicate to her if I happened to find that.</text:p>
      <text:p text:style-name="P9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9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96"/>
      <text:p text:style-name="P9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96"/>
      <text:p text:style-name="P98">. . .</text:p>
      <text:p text:style-name="P96"/>
      <text:p text:style-name="P9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96"><text:s text:c="3"/>We ran through Kokomo first. Melissa was overly excited and neither she nor Ryan were focusing very well. We played Smoke and Ashes after that and got a lot more honed in, then ran through <text:soft-page-break/>Blazing Bright and Kokomo again. I was starting to wonder if I had tried to negate what Hannah was telling me. I said goodbye, drove up to Scott's house in the rain, let Myrtle out and wrote in my journal until 9:50.</text:p>
      <text:p text:style-name="P96"/>
      <text:p text:style-name="P9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9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9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96"/>
      <text:p text:style-name="P98">. . .</text:p>
      <text:p text:style-name="P96"/>
      <text:p text:style-name="P9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96"><text:s text:c="3"/>She said, "Thank you but I thought you listened a lot!" and then we talked about a heckler at her gig for 40 minutes until she said, "Thanks for being a good friend to me today - not an easy day - thanks for listening. Night night!"</text:p>
      <text:p text:style-name="P96"><text:soft-page-break/><text:s text:c="3"/>I promised to try and always make it easy and safe for her to share her feelings and then wrote in my journal at 12:24.</text:p>
      <text:p text:style-name="P96"/>
      <text:p text:style-name="P98">. . .</text:p>
      <text:p text:style-name="P96"/>
      <text:p text:style-name="P9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96"/>
      <text:p text:style-name="P9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96"/>
      <text:p text:style-name="P75">VII.XVIII</text:p>
      <text:p text:style-name="P96"/>
      <text:p text:style-name="P96">I got up with Myrtle at 6AM sharp, let her out, back in, fed her and wrote in my journal with my brilliant idea at 6:12.</text:p>
      <text:p text:style-name="P96"/>
      <text:p text:style-name="P9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96"><text:s text:c="3"/>What an idiot I've been and a genius I suddenly am!</text:p>
      <text:p text:style-name="P96"><text:soft-page-break/><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96"/>
      <text:p text:style-name="P98">. . .</text:p>
      <text:p text:style-name="P96"/>
      <text:p text:style-name="P9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9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96"/>
      <text:p text:style-name="P96">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96"/>
      <text:p text:style-name="P98"><text:soft-page-break/>. . .</text:p>
      <text:p text:style-name="P96"/>
      <text:p text:style-name="P9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9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96"/>
      <text:p text:style-name="P96">"<text:span text:style-name="T53">PLEASE BE NiCE.</text:span></text:p>
      <text:p text:style-name="P69">Hi my name is</text:p>
      <text:p text:style-name="P69">Donna L. Rumsey</text:p>
      <text:p text:style-name="P69">THE PLANT. My</text:p>
      <text:p text:style-name="P69">Son come and see</text:p>
      <text:p text:style-name="P69">Me all the time <text:s text:c="2"/>for</text:p>
      <text:p text:style-name="P96"><text:span text:style-name="T53">He is still caring me.)</text:span>"</text:p>
      <text:p text:style-name="P96"/>
      <text:p text:style-name="P9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96"/>
      <text:p text:style-name="P98">. . .</text:p>
      <text:p text:style-name="P96"/>
      <text:p text:style-name="P96">A lady came up and asked if she could plug her computer in next to me I said, "Do you want me to move down or something?"</text:p>
      <text:p text:style-name="P96"><text:s text:c="3"/>"If you don't mind," she said.</text:p>
      <text:p text:style-name="P96"><text:s text:c="3"/>I looked around and the coffee shop was annoyingly packed, so I walked out into the rain, sat in the Mountain Xpress alcove, then <text:soft-page-break/>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96"/>
      <text:p text:style-name="P96">Music, once again, despite its performance being half-assed, has made me feel SURPRISINGLY better. I only slightly regret sending the picture of the plant to Hannah and am glad no one really knows how miserable I have been. I felt all the other emotions, too.</text:p>
      <text:p text:style-name="P9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9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96"><text:s text:c="3"/>I don't think I will go to Highland on Wednesday. I may have rehearsal, but I will give her that space either way.</text:p>
      <text:p text:style-name="P96"/>
      <text:p text:style-name="P96">I went to bed when the sun went down and laid awake until Hannah responded at 11. I was annoyed because she was only giving me a few words an hour, but I knew it had been a long day at work. "Just a couple more sentences," I thought, "And this would <text:soft-page-break/>be a bonafide conversation." I heard a banging noise at one point and saw the shadow of a giant bear outside, knocking over the trash bins.</text:p>
      <text:p text:style-name="P96"/>
      <text:p text:style-name="P75">VII.XIX</text:p>
      <text:p text:style-name="P96"/>
      <text:p text:style-name="P9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9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96"><text:s text:c="3"/>I finished cleaning up after he had left, washed my hands, poured some coffee, sent pictures to Leann + Hannah and wrote in my journal until 10:23.</text:p>
      <text:p text:style-name="P96"/>
      <text:p text:style-name="P96">I am feeling confident I can sustain a steady mood for the rest of my time here at least. . .I drank coffee on the porch with Myrtle, made noodles, flossed, brushed, propped open the cat window with a hammer and locked down the house</text:p>
      <text:p text:style-name="P96"/>
      <text:p text:style-name="P98">. . .</text:p>
      <text:p text:style-name="P96"/>
      <text:p text:style-name="P96">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96"><text:soft-page-break/><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96"><text:s text:c="3"/>We struggled with the monitor amp but got the PA all set up and checked. I sat in a nearby rocker, got blasted with AC, showed Wyndham the bonsai, took some pictures, talked with a guide, went to the restroom and a vending machine for gummies.</text:p>
      <text:p text:style-name="P9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9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9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96"><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96"><text:soft-page-break/><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96"/>
      <text:p text:style-name="P78">VII.XX</text:p>
      <text:p text:style-name="P77"><text:span text:style-name="T84"/></text:p>
      <text:p text:style-name="P99">I woke at 5:50, let Myrtle out, fed her, let her out again and went back to bed. My neck was sore and I knew it would have been better to just get up, but I couldn’t. Myrtle started barking like crazy, and, sure enough, the trash cans had been knocked over again.</text:p>
      <text:p text:style-name="P99"><text:s text:c="3"/>I walked around to the front porch, and that bear was just having a mosey through the yard. I said something casual to him and startled one of the cats, which startled me, which startled the bear. He ran off down the hill.</text:p>
      <text:p text:style-name="P99"><text:s text:c="3"/>I went back to bed for a while. Myrtle was going crazy, harassing the cats, etc. I got up, ate a banana, made coffee, meditated on the rug near the kitchen, drank coffee, did yoga with Myrtle, poured another cup and sat in the window to drink it.</text:p>
      <text:p text:style-name="P99"><text:s text:c="3"/>It was too hot, so I folded my laundry and put it in my duffel. I sat in the window drinking my coffee and thinking about how crazy life is.</text:p>
      <text:p text:style-name="P79"><text:span text:style-name="T84"/></text:p>
      <text:p text:style-name="P99">My current feeling/plan about the Hannah situation is to take the surrender I felt while playing in the tent and apply it to that relationship, if not, obviously, my whole life.</text:p>
      <text:p text:style-name="P9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had that thought while looking out Scott McMicken’s window.</text:p>
      <text:p text:style-name="P79"><text:span text:style-name="T84"/></text:p>
      <text:p text:style-name="P99"><text:soft-page-break/>I would also like to spend less time on my phone, in life, in general. I forgot to write how I was writing in my journal. I’ll have to get up to check the time… 10:40.</text:p>
      <text:p text:style-name="P79"><text:span text:style-name="T84"/></text:p>
      <text:p text:style-name="P100">. . .</text:p>
      <text:p text:style-name="P79"><text:span text:style-name="T84"/></text:p>
      <text:p text:style-name="P9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79"><text:span text:style-name="T84"/></text:p>
      <text:p text:style-name="P70">Have you listened to the new </text:p>
      <text:p text:style-name="P70">Honeycutters album all the </text:p>
      <text:p text:style-name="P70">way through? It's intense!</text:p>
      <text:p text:style-name="P72">Not in its final form!</text:p>
      <text:p text:style-name="P72">Kevin was showing me</text:p>
      <text:p text:style-name="P72">everything as they were</text:p>
      <text:p text:style-name="P72">putting it together.</text:p>
      <text:p text:style-name="P72">The words "Good grief"</text:p>
      <text:p text:style-name="P72">come to mind</text:p>
      <text:p text:style-name="P71">Yeah. A lot of grief.</text:p>
      <text:p text:style-name="P52"><text:span text:style-name="T84"/></text:p>
      <text:p text:style-name="P70">A couple of times when they </text:p>
      <text:p text:style-name="P70">got done playing on this </text:p>
      <text:p text:style-name="P70">tour, they would come back </text:p>
      <text:p text:style-name="P70">to the green room and be </text:p>
      <text:p text:style-name="P70">really somber and I couldn't </text:p>
      <text:p text:style-name="P70">figure out why</text:p>
      <text:p text:style-name="P71">This definitely explains it</text:p>
      <text:p text:style-name="P70">I mean, they still joked </text:p>
      <text:p text:style-name="P70">around. But it's the kind </text:p>
      <text:p text:style-name="P70">of joking that you do at a </text:p>
      <text:p text:style-name="P70">funeral.</text:p>
      <text:p text:style-name="P70">It also makes me think that </text:p>
      <text:p text:style-name="P70"><text:soft-page-break/>Scott must be good at holding </text:p>
      <text:p text:style-name="P70">space for hard emotions </text:p>
      <text:p text:style-name="P70">in the studio </text:p>
      <text:p text:style-name="P72">I'm glad they have each other.</text:p>
      <text:p text:style-name="P72"><text:s/>That's too much pain for any</text:p>
      <text:p text:style-name="P72"><text:s/>one person to transmute, let</text:p>
      <text:p text:style-name="P72"><text:s/>alone perform. They took</text:p>
      <text:p text:style-name="P72"><text:s/>their lives and held</text:p>
      <text:p text:style-name="P72"><text:s/>themselves accountable for</text:p>
      <text:p text:style-name="P72"><text:s/>turning it into the truest</text:p>
      <text:p text:style-name="P72"><text:s/>kind of art that can be made,</text:p>
      <text:p text:style-name="P72"><text:s/>and now they have the</text:p>
      <text:p text:style-name="P72"><text:s/>responsibility of regularly</text:p>
      <text:p text:style-name="P72"><text:s/>letting people in on a version</text:p>
      <text:p text:style-name="P72"><text:s/>of that that is real enough</text:p>
      <text:p text:style-name="P72"><text:s/>to share and feel</text:p>
      <text:p text:style-name="P52"><text:span text:style-name="T84"/></text:p>
      <text:p text:style-name="P72">Yeah I was thinking last</text:p>
      <text:p text:style-name="P72"><text:s/>night about Scott is so</text:p>
      <text:p text:style-name="P72"><text:s/>paradoxically one of the</text:p>
      <text:p text:style-name="P72"><text:s/>most serious and mature</text:p>
      <text:p text:style-name="P72"><text:s/>people when it comes to</text:p>
      <text:p text:style-name="P72"><text:s/>creating art but also</text:p>
      <text:p text:style-name="P72"><text:s/>the biggest kid about it</text:p>
      <text:p text:style-name="P70">Wise words</text:p>
      <text:p text:style-name="P70">I'm glad too </text:p>
      <text:p text:style-name="P72">Myrtle and I have been </text:p>
      <text:p text:style-name="P72">having a very reflective </text:p>
      <text:p text:style-name="P72">morning together. </text:p>
      <text:p text:style-name="P72">That bear came back too</text:p>
      <text:p text:style-name="P70">Awww. I love it when my </text:p>
      <text:p text:style-name="P70">cats keep me company </text:p>
      <text:p text:style-name="P70">when I'm journaling </text:p>
      <text:p text:style-name="P71">Did she growl at the bear?</text:p>
      <text:p text:style-name="P52"><text:span text:style-name="T65"/></text:p>
      <text:p text:style-name="P101"><text:soft-page-break/>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1"><text:s text:c="3"/>I left the house on foot and was still agitated by the traffic. I realized I was very hungry. I went into Botiwalla, but the line was too long. I had a slice of sausage from Standard, then a beef kim chi taco from Taco Boy.</text:p>
      <text:p text:style-name="P10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5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02"><text:s text:c="3"/>I walked home just as it started to rain, compiled journal entries and then wrote until 7:30.</text:p>
      <text:p text:style-name="P54"><text:span text:style-name="T74"/></text:p>
      <text:p text:style-name="P103">/ / /</text:p>
      <text:p text:style-name="P104">. . .</text:p>
      <text:p text:style-name="P53"><text:span text:style-name="T74"/></text:p>
      <text:p text:style-name="P5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55"><text:span text:style-name="T65"/></text:p>
      <text:p text:style-name="P5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7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55"><text:span text:style-name="T75"/></text:p>
      <text:p text:style-name="P172">I appreciate the irony of waking up way earlier than Myrtle would have me do, but feel peaceful doing it on my own accord and am starting to get excited for having the house all to myself again.</text:p>
      <text:p text:style-name="P17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55"><text:span text:style-name="T75"/></text:p>
      <text:p text:style-name="P172">What really convinced me to go for it was the idea of moving the black night stand back to under the window because the Chromebook and/or iMac could be placed on top of it and used from the bed.</text:p>
      <text:p text:style-name="P55"><text:soft-page-break/><text:span text:style-name="T75"/></text:p>
      <text:p text:style-name="P57"><text:span text:style-name="T64">V</text:span><text:span text:style-name="T56">II.XXI</text:span></text:p>
      <text:p text:style-name="P58"><text:span text:style-name="T65"/></text:p>
      <text:p text:style-name="P173">I started waking up, and, when I heard Erica coughing, finished rearranging. I downloaded my journal repo, opened 2024 part two, spent a while customizing LibreOffice Writer and wrote at 8:39. </text:p>
      <text:p text:style-name="P58"><text:span text:style-name="T65"/></text:p>
      <text:p text:style-name="P58"><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58"><text:span text:style-name="T77"/></text:p>
      <text:p text:style-name="P59"><text:span text:style-name="T77">.</text:span><text:span text:style-name="T65"> . .</text:span></text:p>
      <text:p text:style-name="P60"><text:span text:style-name="T65"/></text:p>
      <text:p text:style-name="P17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75"><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4"><text:soft-page-break/><text:s text:c="3"/>She gave me a ride to my house, where I took off my hat/shoes and wrote in my journal. </text:p>
      <text:p text:style-name="P174"><text:span text:style-name="T78"/></text:p>
      <text:p text:style-name="P176"><text:span text:style-name="T117">.</text:span> . .</text:p>
      <text:p text:style-name="P177"/>
      <text:p text:style-name="P17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78"><text:s text:c="3"/>I put my clothes and bags away, arranged my alternate desk, then wrote in my journal at 6: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1T18:53:04.872601120</dc:date>
    <meta:editing-duration>P9DT20H24M50S</meta:editing-duration>
    <meta:editing-cycles>301</meta:editing-cycles>
    <meta:generator>LibreOffice/24.2.5.2$MacOSX_X86_64 LibreOffice_project/bffef4ea93e59bebbeaf7f431bb02b1a39ee8a59</meta:generator>
    <meta:print-date>2024-07-21T14:55:53.054910076</meta:print-date>
    <meta:document-statistic meta:table-count="0" meta:image-count="0" meta:object-count="0" meta:page-count="46" meta:paragraph-count="437" meta:word-count="13242" meta:character-count="69097" meta:non-whitespace-character-count="55737"/>
  </office:meta>
</office:document-meta>
</file>